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3" style:family="paragraph" style:parent-style-name="Header">
      <style:text-properties style:font-name="文泉驛等寬微米黑" fo:font-size="8pt" style:font-name-asian="文泉驛等寬微米黑" style:font-size-asian="8pt" style:font-size-complex="8pt"/>
    </style:style>
    <style:style style:name="P4" style:family="paragraph" style:parent-style-name="Header">
      <style:text-properties style:font-name="文泉驛等寬微米黑" fo:font-size="8pt" officeooo:paragraph-rsid="000f27a1" style:font-name-asian="文泉驛等寬微米黑" style:font-size-asian="8pt" style:font-size-complex="8pt"/>
    </style:style>
    <style:style style:name="T1" style:family="text">
      <style:text-properties officeooo:rsid="000f2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各位你好，電影就欲開始放送矣。</text:p>
      <text:p text:style-name="P2">Kok-uī lí hó, tiān-iánn tō beh khai-sí hòng-sàng--ah.</text:p>
      <text:p text:style-name="Text_20_body"/>
      <text:p text:style-name="P1">佇放送進前，請注意將你的手機仔禁掉。</text:p>
      <text:p text:style-name="P2">Tī hòng-sàng tsìn-tsîng, tshiánn tsù-ì tsiong lí-ê tshiú-ki-á kìm-tiāu.</text:p>
      <text:p text:style-name="Text_20_body"/>
      <text:p text:style-name="P1">請毋好攝影、錄音，以免違法。</text:p>
      <text:p text:style-name="P2">Tshiánn m̄-hó liap-iánn, lio̍k-im, í-bián uî-huat.</text:p>
      <text:p text:style-name="Text_20_body"/>
      <text:p text:style-name="P1">出口佇本廳門口的倒手爿，多謝你的惠顧。</text:p>
      <text:p text:style-name="P2">Tshut-kháu tī pún thiann mn̂g-kháu ê tò-tshiú-pîng, to-siā lí ê huī-kòo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等寬微米黑" fo:font-size="8pt" style:font-name-asian="文泉驛等寬微米黑" style:font-size-asian="8pt" style:font-size-complex="8pt"/>
    </style:style>
    <style:style style:name="MP2" style:family="paragraph" style:parent-style-name="Header">
      <style:text-properties style:font-name="文泉驛等寬微米黑" fo:font-size="8pt" officeooo:paragraph-rsid="000f27a1" style:font-name-asian="文泉驛等寬微米黑" style:font-size-asian="8pt" style:font-size-complex="8pt"/>
    </style:style>
    <style:style style:name="MT1" style:family="text">
      <style:text-properties officeooo:rsid="000f27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電影院 – <text:span text:style-name="MT1">1</text:span></text:p>
      </style:header>
      <style:footer>
        <text:p text:style-name="MP2">電影院 – <text:span text:style-name="MT1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2:27:25.976148860</meta:creation-date>
    <dc:date>2018-10-16T12:28:38.616098087</dc:date>
    <meta:editing-duration>PT1M13S</meta:editing-duration>
    <meta:editing-cycles>1</meta:editing-cycles>
    <meta:document-statistic meta:table-count="0" meta:image-count="0" meta:object-count="0" meta:page-count="1" meta:paragraph-count="11" meta:word-count="109" meta:character-count="324" meta:non-whitespace-character-count="289"/>
    <meta:generator>LibreOffice/5.1.6.2$Linux_X86_64 LibreOffice_project/10m0$Build-2</meta:generator>
  </office:meta>
</office:document-meta>
</file>